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4.722cm"/>
    </style:style>
    <style:style style:name="co7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ff66"/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4"/>
        <table:table-column table:style-name="co4" table:default-cell-style-name="ce7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nimation state</text:p>
          </table:table-cell>
          <table:table-cell table:style-name="ce1" office:value-type="string">
            <text:p>Animation surface</text:p>
          </table:table-cell>
          <table:table-cell table:style-name="ce1" office:value-type="string">
            <text:p>Filename</text:p>
          </table:table-cell>
          <table:table-cell table:style-name="ce9" office:value-type="string">
            <text:p>Blender Animation name</text:p>
          </table:table-cell>
          <table:table-cell table:style-name="ce10" office:value-type="string">
            <text:p>Legend</text:p>
          </table:table-cell>
          <table:table-cell/>
        </table:table-row>
        <table:table-row table:style-name="ro1">
          <table:table-cell table:style-name="ce2" office:value-type="string">
            <text:p><text:tab/>gubAnimSurfaceIndex[ REGMALE ][ WALKING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office:value-type="string">
            <text:p>S_R_WALK.STI</text:p>
          </table:table-cell>
          <table:table-cell/>
          <table:table-cell table:style-name="ce11" office:value-type="string">
            <text:p>Not 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STANDING ]<text:tab/><text:tab/><text:tab/><text:tab/><text:tab/><text:tab/><text:tab/></text:p>
          </table:table-cell>
          <table:table-cell table:style-name="ce5" office:value-type="string">
            <text:p><text:s/>RGMSTANDING;</text:p>
          </table:table-cell>
          <table:table-cell table:number-columns-repeated="2"/>
          <table:table-cell table:style-name="ce12" office:value-type="string">
            <text:p>Available, but needs work. Like particle effects, etc.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KNEEL_DOWN ]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2"/>
          <table:table-cell table:style-name="ce13" office:value-type="string">
            <text:p>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CROUCHING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KNEEL_UP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TING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UNNING ]<text:tab/><text:tab/><text:tab/><text:tab/><text:tab/><text:tab/><text:tab/><text:tab/></text:p>
          </table:table-cell>
          <table:table-cell table:style-name="ce5" office:value-type="string">
            <text:p><text:s/>RGMRUNNING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DOWN ]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AWLING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UP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SWAT ]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SWAT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GETUP_FROM_ROLLOVER ]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BURST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5" office:value-type="string">
            <text:p><text:s/>RGMHOPFENC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5" office:value-type="string">
            <text:p><text:s/>RGMNOTHING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FIRE_STAND_BURST_SPREA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5" office:value-type="string">
            <text:p><text:s/>RGMRH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SHOOT_UNJAM ]<text:tab/>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_SHOOT_UNJAM ]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SHOOT_UNJAM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HOOT_DWEL_UNJAM ]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ISTOL_SHOOT_LOW ]<text:tab/>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ROUCH_CATCH ]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TAKE_BLOOD_FROM_CORPSE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ADJACENT_OBJECT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_CROUCHED ]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_CROUCHED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_CROUCHED ]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_CROUCHED ]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TTACH_CAN_TO_STRING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CKPICK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4"/>
        </table:table-row>
        <table:table-row table:style-name="ro1">
          <table:table-cell office:value-type="string">
            <text:p><text:tab/>//&lt;/SB&gt;</text:p>
          </table:table-cell>
          <table:table-cell table:number-columns-repeated="5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_NOTHING ]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4"/>
        </table:table-row>
        <table:table-row table:style-name="ro1">
          <table:table-cell office:value-type="string">
            <text:p><text:tab/>//roll over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WEAPON_RDY ]<text:tab/><text:tab/><text:tab/><text:tab/></text:p>
          </table:table-cell>
          <table:table-cell table:style-name="ce5" office:value-type="string">
            <text:p><text:s/>RGMWALK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RIFLE_READY ]<text:tab/><text:tab/><text:tab/></text:p>
          </table:table-cell>
          <table:table-cell table:style-name="ce5" office:value-type="string">
            <text:p><text:s/>RGMCROUCH_R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PISTOL_READY ]<text:tab/><text:tab/><text:tab/></text:p>
          </table:table-cell>
          <table:table-cell table:style-name="ce5" office:value-type="string">
            <text:p><text:s/>RGMCROUCH_P_RDY;</text:p>
          </table:table-cell>
          <table:table-cell office:value-type="string">
            <text:p>s_pistol_crouch_walk_aim.sti</text:p>
          </table:table-cell>
          <table:table-cell office:value-type="string">
            <text:p>Crouch - Pistol - Walk Aim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ndex[ REGMALE ][ CROUCHEDMOVE_DUAL_READY ]<text:tab/><text:tab/><text:tab/></text:p>
          </table:table-cell>
          <table:table-cell table:style-name="ce5" office:value-type="string">
            <text:p><text:s/>RGMCROUCH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ALTERNATIVE_RDY ]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_ALTERNATIVE_RDY ]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FOCUSED_PUNCH ]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5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STANDING ]<text:tab/><text:tab/><text:tab/><text:tab/><text:tab/><text:tab/><text:tab/><text:tab/><text:tab/></text:p>
          </table:table-cell>
          <table:table-cell table:style-name="ce5" office:value-type="string">
            <text:p><text:s/>RGMPISTOLBREATH;</text:p>
          </table:table-cell>
          <table:table-cell office:value-type="string">
            <text:p>S_P_BRTH.sti</text:p>
          </table:table-cell>
          <table:table-cell office:value-type="string">
            <text:p>Standing – Pistol – Idl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WALKING ]<text:tab/><text:tab/><text:tab/>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office:value-type="string">
            <text:p>S_N_WALK.sti</text:p>
          </table:table-cell>
          <table:table-cell office:value-type="string">
            <text:p>Standing – Empty Hands – Walk</text:p>
          </table:table-cell>
          <table:table-cell office:value-type="string">
            <text:p>Standing – Pistol – Walk</text:p>
          </table:table-cell>
          <table:table-cell/>
        </table:table-row>
        <table:table-row table:style-name="ro1">
          <table:table-cell table:style-name="ce2" office:value-type="string">
            <text:p><text:tab/>gubAnimSurfaceItemSubIndex[ REGMALE ][ RUNNING ]<text:tab/><text:tab/><text:tab/><text:tab/><text:tab/><text:tab/><text:tab/><text:tab/><text:tab/></text:p>
          </table:table-cell>
          <table:table-cell table:style-name="ce5" office:value-type="string">
            <text:p><text:s/>RGMNOTHING_RUN;</text:p>
          </table:table-cell>
          <table:table-cell office:value-type="string">
            <text:p>S_N_RUN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WATTING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TART_SWAT ]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END_SWAT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DOWN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CROUCHING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UP ]<text:tab/>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READY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BURST ]<text:tab/>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FIRE_STAND_BURST_SPREAD ]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AIM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DOWN ]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AWLING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UP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AIM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GETUP_FROM_ROLLOVER ]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SHOOT_UNJAM ]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CROUCH_SHOOT_UNJAM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SHOOT_UNJAM ]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FIRE_BURST_LOW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FIRE_LOW_STAND ]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CROUCHED_BURST ]<text:tab/>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BURST ]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WALK_BACKWARDS ]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RUNNING_W_PISTOL ]<text:tab/><text:tab/><text:tab/><text:tab/><text:tab/></text:p>
          </table:table-cell>
          <table:table-cell office:value-type="string">
            <text:p><text:s/>RGMPISTOL_RU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IDE_STEP_WEAPON_RDY ]<text:tab/><text:tab/><text:tab/><text:tab/></text:p>
          </table:table-cell>
          <table:table-cell office:value-type="string">
            <text:p><text:s/>RGMSIDESTEP_P_RDY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WALKING_WEAPON_RDY ]<text:tab/><text:tab/><text:tab/><text:tab/></text:p>
          </table:table-cell>
          <table:table-cell table:style-name="ce6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SHOT_ALTERNATIVE_STAND ]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BURST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UNJAM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WALKING_ALTERNATIVE_RDY ]<text:tab/><text:tab/><text:tab/></text:p>
          </table:table-cell>
          <table:table-cell table:style-name="ce6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SIDE_STEP_ALTERNATIVE_RDY ]<text:tab/><text:tab/><text:tab/></text:p>
          </table:table-cell>
          <table:table-cell office:value-type="string">
            <text:p><text:s/>RGMSIDESTEP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 table:number-rows-repeated="10481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0">10.09.2020</text:date>, <text:time>18:12:25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0-09-10T18:12:24.84</dc:date>
    <meta:editing-duration>PT11H6M42S</meta:editing-duration>
    <meta:editing-cycles>64</meta:editing-cycles>
    <meta:generator>OpenOffice/4.1.3$Win32 OpenOffice.org_project/413m1$Build-9783</meta:generator>
    <meta:document-statistic meta:table-count="3" meta:cell-count="893" meta:object-count="0"/>
  </office:meta>
</office:document-meta>
</file>